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anjari Regular" officeooo:paragraph-rsid="00064357"/>
    </style:style>
    <style:style style:name="P2" style:family="paragraph" style:parent-style-name="Standard">
      <style:text-properties fo:color="#000000" style:font-name="Manjari Regular" officeooo:rsid="0011cd0e" officeooo:paragraph-rsid="0011cd0e"/>
    </style:style>
    <style:style style:name="P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Manjari Regular" fo:font-size="11.25pt" fo:letter-spacing="normal" fo:font-style="normal" fo:font-weight="normal"/>
    </style:style>
    <style:style style:name="P4" style:family="paragraph" style:parent-style-name="Standard" style:list-style-name="L1">
      <style:text-properties fo:color="#000000" style:font-name="Manjari Regular" officeooo:paragraph-rsid="0006c7ff"/>
    </style:style>
    <style:style style:name="P5" style:family="paragraph" style:parent-style-name="Standard" style:list-style-name="L1">
      <style:text-properties fo:color="#000000" style:font-name="Manjari Regular" officeooo:rsid="000aad98" officeooo:paragraph-rsid="000aad98"/>
    </style:style>
    <style:style style:name="P6" style:family="paragraph" style:parent-style-name="Standard" style:list-style-name="L1">
      <style:text-properties fo:color="#000000" style:font-name="Manjari Regular" officeooo:rsid="000b845a" officeooo:paragraph-rsid="000b845a"/>
    </style:style>
    <style:style style:name="P7" style:family="paragraph" style:parent-style-name="Standard" style:list-style-name="L1">
      <style:text-properties fo:color="#000000" style:font-name="Manjari Regular" officeooo:rsid="000bbf4a" officeooo:paragraph-rsid="000bbf4a"/>
    </style:style>
    <style:style style:name="P8" style:family="paragraph" style:parent-style-name="Standard" style:list-style-name="L1">
      <style:text-properties fo:color="#000000" style:font-name="Manjari Regular" officeooo:rsid="000da23b" officeooo:paragraph-rsid="000da23b"/>
    </style:style>
    <style:style style:name="P9" style:family="paragraph" style:parent-style-name="Standard" style:list-style-name="L1">
      <style:text-properties fo:color="#000000" style:font-name="Manjari Regular" officeooo:rsid="000e0970" officeooo:paragraph-rsid="000e0970"/>
    </style:style>
    <style:style style:name="P10" style:family="paragraph" style:parent-style-name="Standard" style:list-style-name="L1">
      <style:text-properties fo:color="#000000" style:font-name="Manjari Regular" officeooo:rsid="000ff8dd" officeooo:paragraph-rsid="000ff8dd"/>
    </style:style>
    <style:style style:name="P11" style:family="paragraph" style:parent-style-name="Standard" style:list-style-name="L1">
      <style:text-properties fo:color="#000000" style:font-name="Manjari Regular" officeooo:rsid="0011cd0e" officeooo:paragraph-rsid="0011cd0e"/>
    </style:style>
    <style:style style:name="T1" style:family="text">
      <style:text-properties fo:font-variant="normal" fo:text-transform="none" fo:font-size="11.25pt" fo:letter-spacing="normal" fo:font-style="normal" fo:font-weight="normal" officeooo:rsid="0006c7ff"/>
    </style:style>
    <style:style style:name="T2" style:family="text">
      <style:text-properties officeooo:rsid="0006c7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 Interview question</text:p>
      <text:list xml:id="list1760981986" text:style-name="L1">
        <text:list-item>
          <text:p text:style-name="P4"><text:span text:style-name="T2">What is the difference between sign und unsigned numbers?<text:line-break/></text:span><text:span text:style-name="T1">The "signed" indicator means that the item can hold positive or negative values. "Unsigned" doesn't distinguish between positive and negative values. A signed/unsigned variable can refer to any numerical data type (such as binary, integer, float, etc). Each data type might be further defined as signed or unsigned.<text:line-break/></text:span></text:p>
        </text:list-item>
      </text:list>
      <text:p text:style-name="P3">For example, an 8-bit signed binary could hold values from 0-127, both positive and negative (1 bit is used for the sign and 7 bits for the value), while an 8-bit unsigned binary could hold values from 0-255 (nothing distinguishes whether or not the value should be considered positive or negative, though it is commonly assumed to be positive).<text:line-break/></text:p>
      <text:p text:style-name="P3">A signed binary is a specific data type of a signed variable.<text:line-break/></text:p>
      <text:list xml:id="list235514173765139" text:continue-numbering="true" text:style-name="L1">
        <text:list-item>
          <text:p text:style-name="P5">What is multiple inheritance?</text:p>
        </text:list-item>
        <text:list-item>
          <text:p text:style-name="P5">What is hierarchical inheritance?</text:p>
        </text:list-item>
        <text:list-item>
          <text:p text:style-name="P6">What other types of inheritances are there?</text:p>
        </text:list-item>
        <text:list-item>
          <text:p text:style-name="P7">What is virtual inheritance and how why does it solve the diamond problem?</text:p>
        </text:list-item>
        <text:list-item>
          <text:p text:style-name="P8">What are compile time constructs? One example is sizeof, others??<text:tab/></text:p>
        </text:list-item>
        <text:list-item>
          <text:p text:style-name="P9">What is the arrow-type operator?</text:p>
        </text:list-item>
        <text:list-item>
          <text:p text:style-name="P10">What is the auto-operator?</text:p>
        </text:list-item>
        <text:list-item>
          <text:p text:style-name="P11">What is size_t type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0:34:01.075764182</meta:creation-date>
    <dc:date>2019-03-18T23:55:11.382101504</dc:date>
    <meta:editing-duration>PT10H17M5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91" meta:character-count="1145" meta:non-whitespace-character-count="971"/>
  </office:meta>
</office:document-meta>
</file>